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</text:p>
      <text:p text:style-name="P1"/>
      <text:p text:style-name="P2">Légende =&gt; Nom du bâtiment : ressources nécessaires, technologie nécessaire, autre</text:p>
      <text:p text:style-name="P2">la quantité de ressources pour bâtir sera à déterminer.</text:p>
      <text:p text:style-name="P2"/>
      <text:p text:style-name="P2">Bâtiment de production:</text:p>
      <text:p text:style-name="P2"><text:tab/>*Ferme : bois/pierre, aucune, produit viande/blé/raisin</text:p>
      <text:p text:style-name="P2"><text:tab/>*Carrière : bois/pierre, aucune, produit pierre/minerai de fer/minerai de cuivre/marbre</text:p>
      <text:p text:style-name="P2"><text:tab/>*Scierie : bois/pierre, aucune, produit bois</text:p>
      <text:p text:style-name="P2"><text:tab/>*Mine de charbon : bois/pierre, ?, produit du charbon</text:p>
      <text:p text:style-name="P2"><text:tab/>*Charbonnerie : bois/pierre, à déterminer, transforme une quantité de bois en charbon</text:p>
      <text:p text:style-name="P2"><text:tab/>*Port : bois/pierre, aucune, produit du poisson – permet de créer voie commerciale maritime</text:p>
      <text:p text:style-name="P2"/>
      <text:p text:style-name="P2"/>
      <text:p text:style-name="P2">Bâtiment économique:</text:p>
      <text:p text:style-name="P2"><text:tab/>*Palais : bois/pierre/(marbre), aucune, collecte les taxes (produit Or)</text:p>
      <text:p text:style-name="P2"><text:tab/>*Marché : bois/pierre, à déterminer, permet de créer des routes commerciales (revenu)</text:p>
      <text:p text:style-name="P2"><text:tab/>*Aéroport : bois/pierre/minerai de fer, Zepplin, permet de créer une voie commerciale aérienne, nécessite le marché pour pouvoir être construit<text:tab/></text:p>
      <text:p text:style-name="P2"/>
      <text:p text:style-name="P2"/>
      <text:p text:style-name="P2">Bâtiment militaire:</text:p>
      <text:p text:style-name="P2"><text:tab/>*Caserne : bois/pierre/minerai de fer, à déterminer, permet de recruter des troupes</text:p>
      <text:p text:style-name="P2"><text:tab/>*Atelier de siège : bois/pierre/minerai de fer, à déterminer, permet la création d'engin de siège (catapultes, béliers, …)</text:p>
      <text:p text:style-name="P2"/>
      <text:p text:style-name="P2"/>
      <text:p text:style-name="P2">Bâtiment scientifique:</text:p>
      <text:p text:style-name="P2"><text:tab/>*Université : bois/pierre</text:p>
      <text:p text:style-name="P2"><text:tab/>*Laboratoire : bois/pierre/souffre, à déterminer, 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20:03:24.04</meta:creation-date>
    <meta:document-statistic meta:table-count="0" meta:image-count="0" meta:object-count="0" meta:page-count="1" meta:paragraph-count="20" meta:word-count="168" meta:character-count="1239"/>
    <dc:date>2009-12-21T20:48:21.13</dc:date>
    <meta:editing-duration>PT00H14M46S</meta:editing-duration>
    <meta:editing-cycles>1</meta:editing-cycles>
    <meta:generator>OpenOffice.org/3.1$Win32 OpenOffice.org_project/310m19$Build-9420</meta:generator>
  </office:meta>
</office:document-meta>
</file>